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429cm"/>
    </style:style>
    <style:style style:name="co4" style:family="table-column">
      <style:table-column-properties fo:break-before="auto" style:column-width="6.364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" style:family="table-cell" style:parent-style-name="Default" style:data-style-name="N100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3035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5"/>
        <table:table-column table:style-name="co1" table:default-cell-style-name="ce9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6" office:value-type="string" calcext:value-type="string">
            <text:p>D1D2D3</text:p>
          </table:table-cell>
          <table:table-cell table:style-name="ce8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1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Fühler</text:p>
          </table:table-cell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hz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CircoPumpPower</text:p>
          </table:table-cell>
          <table:table-cell table:style-name="ce4" office:value-type="string" calcext:value-type="string">
            <text:p>Zirkulationspumpe Leist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4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8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9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2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11" office:value-type="string" calcext:value-type="string">
            <text:p>l/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3035w</text:p>
          </table:table-cell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1=VPM20/25 2=VPM30/35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0A</text:p>
          </table:table-cell>
          <table:table-cell office:value-type="string" calcext:value-type="string">
            <text:p>B509</text:p>
          </table:table-cell>
          <table:table-cell table:style-name="ce5" office:value-type="string" calcext:value-type="string">
            <text:p>3</text:p>
          </table:table-cell>
          <table:table-cell table:style-name="ce7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table:number-columns-repeated="8"/>
          <table:table-cell table:style-name="ce4"/>
          <table:table-cell table:style-name="ce11" table:number-columns-repeated="3"/>
          <table:table-cell table:style-name="ce4" table:number-columns-repeated="5"/>
          <table:table-cell table:number-columns-repeated="989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 table:number-columns-repeated="101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1016"/>
        </table:table-row>
        <table:table-row table:style-name="ro3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5" table:number-columns-repeated="2"/>
          <table:table-cell/>
          <table:table-cell table:style-name="ce5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4" table:number-rows-repeated="38">
          <table:table-cell table:style-name="ce3" table:number-columns-repeated="1024"/>
        </table:table-row>
        <table:table-row table:style-name="ro4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pm3035w.A1:vpm3035w.AP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.00.0000</text:date>, <text:time style:data-style-name="N2" text:time-value="0000-00-00T17:00:30.8194868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00:08:52.282550797</meta:creation-date>
    <dc:date>2014-05-18T17:02:20.593107660</dc:date>
    <meta:editing-duration>PT2M35S</meta:editing-duration>
    <meta:editing-cycles>11</meta:editing-cycles>
    <meta:generator>LibreOffice/4.1.4.2$Linux_X86_64 LibreOffice_project/410m0$Build-2</meta:generator>
    <meta:document-statistic meta:table-count="1" meta:cell-count="408" meta:object-count="0"/>
  </office:meta>
</office:document-meta>
</file>